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37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37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37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8" style:family="paragraph" style:parent-style-name="Text_20_body">
      <style:text-properties officeooo:paragraph-rsid="002eabfc"/>
    </style:style>
    <style:style style:name="P39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40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41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42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43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44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45" style:family="paragraph" style:parent-style-name="Text_20_body">
      <style:text-properties officeooo:paragraph-rsid="0057a248"/>
    </style:style>
    <style:style style:name="P46" style:family="paragraph" style:parent-style-name="Text_20_body">
      <style:text-properties officeooo:rsid="002eabfc" officeooo:paragraph-rsid="002eabfc"/>
    </style:style>
    <style:style style:name="P47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48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49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50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51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52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53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54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55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56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57" style:family="paragraph" style:parent-style-name="Text_20_body">
      <style:text-properties officeooo:paragraph-rsid="006ae27b"/>
    </style:style>
    <style:style style:name="P58" style:family="paragraph" style:parent-style-name="Text_20_body">
      <style:text-properties officeooo:rsid="004161ac" officeooo:paragraph-rsid="0072d184"/>
    </style:style>
    <style:style style:name="P59" style:family="paragraph" style:parent-style-name="Text_20_body">
      <style:text-properties officeooo:paragraph-rsid="007a0637"/>
    </style:style>
    <style:style style:name="P60" style:family="paragraph" style:parent-style-name="Text_20_body">
      <style:text-properties officeooo:paragraph-rsid="007bc859"/>
    </style:style>
    <style:style style:name="P61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62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63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64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65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66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67" style:family="paragraph" style:parent-style-name="Text_20_body">
      <style:text-properties officeooo:rsid="00800505" officeooo:paragraph-rsid="00800505"/>
    </style:style>
    <style:style style:name="P68" style:family="paragraph" style:parent-style-name="Text_20_body">
      <style:text-properties officeooo:rsid="00800505" officeooo:paragraph-rsid="0084b945"/>
    </style:style>
    <style:style style:name="P69" style:family="paragraph" style:parent-style-name="Text_20_body">
      <style:text-properties officeooo:rsid="0088ba76" officeooo:paragraph-rsid="0088ba76"/>
    </style:style>
    <style:style style:name="P70" style:family="paragraph" style:parent-style-name="Text_20_body">
      <style:text-properties officeooo:rsid="008a7987" officeooo:paragraph-rsid="008a7987"/>
    </style:style>
    <style:style style:name="P71" style:family="paragraph" style:parent-style-name="Text_20_body">
      <style:text-properties officeooo:rsid="008a7987" officeooo:paragraph-rsid="008bb5a2"/>
    </style:style>
    <style:style style:name="P72" style:family="paragraph" style:parent-style-name="Text_20_body">
      <style:text-properties officeooo:rsid="008a7987" officeooo:paragraph-rsid="0093a36d"/>
    </style:style>
    <style:style style:name="P7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Heading_20_1" style:master-page-name="Cos">
      <style:paragraph-properties fo:text-align="center" style:justify-single-word="false" style:page-number="auto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Heading_20_1">
      <style:paragraph-properties fo:break-before="page"/>
      <style:text-properties officeooo:rsid="002eabfc" officeooo:paragraph-rsid="002eabfc"/>
    </style:style>
    <style:style style:name="P78" style:family="paragraph" style:parent-style-name="Heading_20_1">
      <style:paragraph-properties fo:break-before="page"/>
      <style:text-properties officeooo:rsid="002eabfc" officeooo:paragraph-rsid="0057a248"/>
    </style:style>
    <style:style style:name="P79" style:family="paragraph" style:parent-style-name="Heading_20_1">
      <style:paragraph-properties fo:break-before="page"/>
      <style:text-properties officeooo:rsid="002eabfc" officeooo:paragraph-rsid="006ae27b"/>
    </style:style>
    <style:style style:name="P80" style:family="paragraph" style:parent-style-name="Heading_20_1">
      <style:paragraph-properties fo:break-before="page"/>
      <style:text-properties officeooo:rsid="002eabfc" officeooo:paragraph-rsid="007a0637"/>
    </style:style>
    <style:style style:name="P81" style:family="paragraph" style:parent-style-name="Heading_20_1">
      <style:paragraph-properties fo:break-before="page"/>
      <style:text-properties officeooo:rsid="002eabfc" officeooo:paragraph-rsid="007bc859"/>
    </style:style>
    <style:style style:name="P82" style:family="paragraph" style:parent-style-name="Heading_20_1">
      <style:paragraph-properties fo:break-before="page"/>
      <style:text-properties officeooo:rsid="002eabfc" officeooo:paragraph-rsid="007f5cbc"/>
    </style:style>
    <style:style style:name="P83" style:family="paragraph" style:parent-style-name="Heading_20_1">
      <style:paragraph-properties fo:break-before="page"/>
      <style:text-properties officeooo:rsid="002eabfc" officeooo:paragraph-rsid="0084b945"/>
    </style:style>
    <style:style style:name="P84" style:family="paragraph" style:parent-style-name="Heading_20_1">
      <style:paragraph-properties fo:break-before="page"/>
      <style:text-properties officeooo:rsid="002eabfc" officeooo:paragraph-rsid="0088ba76"/>
    </style:style>
    <style:style style:name="P85" style:family="paragraph" style:parent-style-name="Heading_20_1">
      <style:paragraph-properties fo:break-before="page"/>
      <style:text-properties officeooo:rsid="002eabfc" officeooo:paragraph-rsid="008a7987"/>
    </style:style>
    <style:style style:name="P86" style:family="paragraph" style:parent-style-name="Heading_20_1">
      <style:paragraph-properties fo:break-before="page"/>
      <style:text-properties officeooo:paragraph-rsid="0093a36d"/>
    </style:style>
    <style:style style:name="P87" style:family="paragraph" style:parent-style-name="Heading_20_1">
      <style:paragraph-properties fo:break-before="page"/>
      <style:text-properties officeooo:paragraph-rsid="00988429"/>
    </style:style>
    <style:style style:name="P88" style:family="paragraph" style:parent-style-name="Heading_20_2" style:list-style-name="">
      <style:text-properties officeooo:rsid="002eabfc" officeooo:paragraph-rsid="002eabfc"/>
    </style:style>
    <style:style style:name="P89" style:family="paragraph" style:parent-style-name="Heading_20_2" style:list-style-name="">
      <style:text-properties officeooo:rsid="002eabfc" officeooo:paragraph-rsid="0057a248"/>
    </style:style>
    <style:style style:name="P90" style:family="paragraph" style:parent-style-name="Heading_20_2" style:list-style-name="">
      <style:text-properties officeooo:rsid="002eabfc" officeooo:paragraph-rsid="005fa12a"/>
    </style:style>
    <style:style style:name="P91" style:family="paragraph" style:parent-style-name="Heading_20_2" style:list-style-name="">
      <style:text-properties officeooo:rsid="002eabfc" officeooo:paragraph-rsid="006ae27b"/>
    </style:style>
    <style:style style:name="P92" style:family="paragraph" style:parent-style-name="Heading_20_2" style:list-style-name="">
      <style:text-properties officeooo:rsid="002eabfc" officeooo:paragraph-rsid="0072d184"/>
    </style:style>
    <style:style style:name="P93" style:family="paragraph" style:parent-style-name="Heading_20_2" style:list-style-name="">
      <style:text-properties officeooo:rsid="002eabfc" officeooo:paragraph-rsid="007a0637"/>
    </style:style>
    <style:style style:name="P94" style:family="paragraph" style:parent-style-name="Heading_20_2" style:list-style-name="">
      <style:text-properties officeooo:rsid="002eabfc" officeooo:paragraph-rsid="007bc859"/>
    </style:style>
    <style:style style:name="P95" style:family="paragraph" style:parent-style-name="Heading_20_2">
      <style:text-properties officeooo:rsid="002eabfc" officeooo:paragraph-rsid="007f5cbc"/>
    </style:style>
    <style:style style:name="P96" style:family="paragraph" style:parent-style-name="Heading_20_2">
      <style:text-properties officeooo:rsid="002eabfc" officeooo:paragraph-rsid="0084b945"/>
    </style:style>
    <style:style style:name="P97" style:family="paragraph" style:parent-style-name="Heading_20_2">
      <style:text-properties officeooo:rsid="002eabfc" officeooo:paragraph-rsid="0088ba76"/>
    </style:style>
    <style:style style:name="P98" style:family="paragraph" style:parent-style-name="Heading_20_2">
      <style:text-properties officeooo:rsid="002eabfc" officeooo:paragraph-rsid="008a7987"/>
    </style:style>
    <style:style style:name="P99" style:family="paragraph" style:parent-style-name="Heading_20_2">
      <style:text-properties officeooo:rsid="002eabfc" officeooo:paragraph-rsid="008bb5a2"/>
    </style:style>
    <style:style style:name="P100" style:family="paragraph" style:parent-style-name="Heading_20_2">
      <style:text-properties officeooo:rsid="002eabfc" officeooo:paragraph-rsid="0093a36d"/>
    </style:style>
    <style:style style:name="P101" style:family="paragraph" style:parent-style-name="Heading_20_2">
      <style:text-properties officeooo:rsid="002eabfc" officeooo:paragraph-rsid="00988429"/>
    </style:style>
    <style:style style:name="P102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103" style:family="paragraph" style:parent-style-name="Text_20_body" style:list-style-name="L1">
      <style:text-properties style:text-underline-style="none" officeooo:rsid="007886d6" officeooo:paragraph-rsid="007886d6"/>
    </style:style>
    <style:style style:name="P104" style:family="paragraph" style:parent-style-name="Text_20_body" style:list-style-name="L1">
      <style:text-properties style:text-underline-style="none" officeooo:rsid="0051e905" officeooo:paragraph-rsid="004a67fb"/>
    </style:style>
    <style:style style:name="P105" style:family="paragraph" style:parent-style-name="Text_20_body" style:list-style-name="L1">
      <style:text-properties style:text-underline-style="none" officeooo:rsid="0055a251" officeooo:paragraph-rsid="0052e7ec"/>
    </style:style>
    <style:style style:name="P106" style:family="paragraph" style:parent-style-name="Text_20_body" style:list-style-name="L2">
      <style:text-properties officeooo:rsid="00366cb8" officeooo:paragraph-rsid="003f3001"/>
    </style:style>
    <style:style style:name="P107" style:family="paragraph" style:parent-style-name="Text_20_body" style:list-style-name="L2">
      <style:text-properties officeooo:rsid="00366cb8" officeooo:paragraph-rsid="005fa12a"/>
    </style:style>
    <style:style style:name="P108" style:family="paragraph" style:parent-style-name="Text_20_body" style:list-style-name="L2">
      <style:text-properties officeooo:rsid="00472b41" officeooo:paragraph-rsid="004670ae"/>
    </style:style>
    <style:style style:name="P109" style:family="paragraph" style:parent-style-name="Text_20_body" style:list-style-name="L2">
      <style:text-properties officeooo:rsid="00485f33" officeooo:paragraph-rsid="00485f33"/>
    </style:style>
    <style:style style:name="P110" style:family="paragraph" style:parent-style-name="Text_20_body" style:list-style-name="L2">
      <style:text-properties officeooo:rsid="004d05be" officeooo:paragraph-rsid="004ed09e"/>
    </style:style>
    <style:style style:name="P111" style:family="paragraph" style:parent-style-name="Text_20_body" style:list-style-name="L3">
      <style:text-properties officeooo:rsid="004161ac" officeooo:paragraph-rsid="004161ac"/>
    </style:style>
    <style:style style:name="P112" style:family="paragraph" style:parent-style-name="Text_20_body" style:list-style-name="L4">
      <style:text-properties officeooo:rsid="004161ac" officeooo:paragraph-rsid="005fa12a"/>
    </style:style>
    <style:style style:name="P113" style:family="paragraph" style:parent-style-name="Text_20_body" style:list-style-name="L4">
      <style:text-properties officeooo:rsid="004161ac" officeooo:paragraph-rsid="0066fecb"/>
    </style:style>
    <style:style style:name="P114" style:family="paragraph" style:parent-style-name="Text_20_body" style:list-style-name="L3">
      <style:text-properties officeooo:rsid="004ed09e" officeooo:paragraph-rsid="004ed09e"/>
    </style:style>
    <style:style style:name="P115" style:family="paragraph" style:parent-style-name="Text_20_body" style:list-style-name="L1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116" style:family="paragraph" style:parent-style-name="Text_20_body" style:list-style-name="L2">
      <style:text-properties officeooo:rsid="0064927f" officeooo:paragraph-rsid="0064927f"/>
    </style:style>
    <style:style style:name="P117" style:family="paragraph" style:parent-style-name="Text_20_body" style:list-style-name="L5">
      <style:text-properties officeooo:rsid="0073ea62" officeooo:paragraph-rsid="0073ea62"/>
    </style:style>
    <style:style style:name="P118" style:family="paragraph" style:parent-style-name="Text_20_body" style:list-style-name="L5">
      <style:text-properties officeooo:rsid="0074ef60" officeooo:paragraph-rsid="0074ef60"/>
    </style:style>
    <style:style style:name="P119" style:family="paragraph" style:parent-style-name="Text_20_body" style:list-style-name="L2">
      <style:text-properties officeooo:rsid="0074ef60" officeooo:paragraph-rsid="0074ef60"/>
    </style:style>
    <style:style style:name="P120" style:family="paragraph" style:parent-style-name="Text_20_body" style:list-style-name="L6">
      <style:text-properties officeooo:rsid="0074ef60" officeooo:paragraph-rsid="0074ef60"/>
    </style:style>
    <style:style style:name="P121" style:family="paragraph" style:parent-style-name="Text_20_body" style:list-style-name="L5">
      <style:text-properties officeooo:rsid="007a0637" officeooo:paragraph-rsid="007a0637"/>
    </style:style>
    <style:style style:name="P122" style:family="paragraph" style:parent-style-name="Text_20_body" style:list-style-name="L7">
      <style:text-properties officeooo:rsid="007a0637" officeooo:paragraph-rsid="007a0637"/>
    </style:style>
    <style:style style:name="P123" style:family="paragraph" style:parent-style-name="Text_20_body" style:list-style-name="L12">
      <style:text-properties officeooo:rsid="007a0637" officeooo:paragraph-rsid="00860e30"/>
    </style:style>
    <style:style style:name="P124" style:family="paragraph" style:parent-style-name="Text_20_body" style:list-style-name="L12">
      <style:text-properties officeooo:rsid="007a0637" officeooo:paragraph-rsid="00800505"/>
    </style:style>
    <style:style style:name="P125" style:family="paragraph" style:parent-style-name="Text_20_body" style:list-style-name="L12">
      <style:text-properties officeooo:rsid="007a0637" officeooo:paragraph-rsid="00831850"/>
    </style:style>
    <style:style style:name="P126" style:family="paragraph" style:parent-style-name="Text_20_body" style:list-style-name="L14">
      <style:text-properties officeooo:rsid="007a0637" officeooo:paragraph-rsid="0084b945"/>
    </style:style>
    <style:style style:name="P127" style:family="paragraph" style:parent-style-name="Text_20_body" style:list-style-name="L8">
      <style:text-properties officeooo:rsid="007f5cbc" officeooo:paragraph-rsid="007f5cbc"/>
    </style:style>
    <style:style style:name="P128" style:family="paragraph" style:parent-style-name="Text_20_body" style:list-style-name="L9">
      <style:text-properties officeooo:rsid="007f5cbc" officeooo:paragraph-rsid="007f5cbc"/>
    </style:style>
    <style:style style:name="P129" style:family="paragraph" style:parent-style-name="Text_20_body" style:list-style-name="L10">
      <style:text-properties officeooo:rsid="007f5cbc" officeooo:paragraph-rsid="007f5cbc"/>
    </style:style>
    <style:style style:name="P130" style:family="paragraph" style:parent-style-name="Text_20_body" style:list-style-name="L5">
      <style:text-properties officeooo:rsid="007d7057" officeooo:paragraph-rsid="00800505"/>
    </style:style>
    <style:style style:name="P131" style:family="paragraph" style:parent-style-name="Text_20_body" style:list-style-name="L11">
      <style:text-properties officeooo:rsid="007d7057" officeooo:paragraph-rsid="00800505"/>
    </style:style>
    <style:style style:name="P132" style:family="paragraph" style:parent-style-name="Text_20_body" style:list-style-name="L11">
      <style:text-properties officeooo:rsid="007d7057" officeooo:paragraph-rsid="00831850"/>
    </style:style>
    <style:style style:name="P133" style:family="paragraph" style:parent-style-name="Text_20_body" style:list-style-name="L11">
      <style:text-properties officeooo:paragraph-rsid="00800505"/>
    </style:style>
    <style:style style:name="P134" style:family="paragraph" style:parent-style-name="Text_20_body" style:list-style-name="L13">
      <style:text-properties officeooo:rsid="00800505" officeooo:paragraph-rsid="00800505"/>
    </style:style>
    <style:style style:name="P135" style:family="paragraph" style:parent-style-name="Text_20_body" style:list-style-name="L15">
      <style:text-properties officeooo:rsid="00800505" officeooo:paragraph-rsid="0084b945"/>
    </style:style>
    <style:style style:name="P136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137" style:family="paragraph" style:parent-style-name="Text_20_body" style:list-style-name="L11">
      <style:text-properties officeooo:rsid="0084b945" officeooo:paragraph-rsid="0084b945"/>
    </style:style>
    <style:style style:name="P138" style:family="paragraph" style:parent-style-name="Text_20_body" style:list-style-name="L11">
      <style:text-properties officeooo:rsid="00898109" officeooo:paragraph-rsid="00898109"/>
    </style:style>
    <style:style style:name="P139" style:family="paragraph" style:parent-style-name="Text_20_body" style:list-style-name="L16">
      <style:text-properties officeooo:rsid="00898109" officeooo:paragraph-rsid="00898109"/>
    </style:style>
    <style:style style:name="P140" style:family="paragraph" style:parent-style-name="Text_20_body" style:list-style-name="L17">
      <style:text-properties officeooo:rsid="0088ba76" officeooo:paragraph-rsid="0088ba76"/>
    </style:style>
    <style:style style:name="P141" style:family="paragraph" style:parent-style-name="Text_20_body" style:list-style-name="L11">
      <style:text-properties officeooo:rsid="008a7987" officeooo:paragraph-rsid="008a7987"/>
    </style:style>
    <style:style style:name="P142" style:family="paragraph" style:parent-style-name="Text_20_body" style:list-style-name="L18">
      <style:text-properties officeooo:rsid="008a7987" officeooo:paragraph-rsid="008a7987"/>
    </style:style>
    <style:style style:name="P143" style:family="paragraph" style:parent-style-name="Text_20_body" style:list-style-name="L19">
      <style:text-properties officeooo:rsid="008a7987" officeooo:paragraph-rsid="008a7987"/>
    </style:style>
    <style:style style:name="P144" style:family="paragraph" style:parent-style-name="Text_20_body" style:list-style-name="L20">
      <style:text-properties officeooo:rsid="008a7987" officeooo:paragraph-rsid="008bb5a2"/>
    </style:style>
    <style:style style:name="P145" style:family="paragraph" style:parent-style-name="Text_20_body" style:list-style-name="L21">
      <style:text-properties officeooo:rsid="008a7987" officeooo:paragraph-rsid="008bb5a2"/>
    </style:style>
    <style:style style:name="P146" style:family="paragraph" style:parent-style-name="Text_20_body" style:list-style-name="L22">
      <style:text-properties officeooo:rsid="008a7987" officeooo:paragraph-rsid="00955b9d"/>
    </style:style>
    <style:style style:name="P147" style:family="paragraph" style:parent-style-name="Text_20_body" style:list-style-name="L23">
      <style:text-properties officeooo:rsid="008a7987" officeooo:paragraph-rsid="00955b9d"/>
    </style:style>
    <style:style style:name="P148" style:family="paragraph" style:parent-style-name="Text_20_body" style:list-style-name="L24">
      <style:text-properties officeooo:rsid="008a7987" officeooo:paragraph-rsid="00988429"/>
    </style:style>
    <style:style style:name="P149" style:family="paragraph" style:parent-style-name="Text_20_body" style:list-style-name="L25">
      <style:text-properties officeooo:rsid="008a7987" officeooo:paragraph-rsid="00988429"/>
    </style:style>
    <style:style style:name="P150" style:family="paragraph" style:parent-style-name="Text_20_body">
      <style:text-properties officeooo:rsid="008a7987" officeooo:paragraph-rsid="00988429"/>
    </style:style>
    <style:style style:name="P151" style:family="paragraph" style:parent-style-name="Text_20_body" style:list-style-name="L11">
      <style:text-properties officeooo:rsid="008b8d1b" officeooo:paragraph-rsid="008b8d1b"/>
    </style:style>
    <style:style style:name="P152" style:family="paragraph" style:parent-style-name="Text_20_body" style:list-style-name="L11">
      <style:text-properties officeooo:rsid="008b8d1b" officeooo:paragraph-rsid="008bb5a2"/>
    </style:style>
    <style:style style:name="P153" style:family="paragraph" style:parent-style-name="Text_20_body" style:list-style-name="L11">
      <style:text-properties officeooo:rsid="008b8d1b" officeooo:paragraph-rsid="0093a36d"/>
    </style:style>
    <style:style style:name="P154" style:family="paragraph" style:parent-style-name="Text_20_body" style:list-style-name="L11">
      <style:text-properties officeooo:rsid="008b8d1b" officeooo:paragraph-rsid="00988429"/>
    </style:style>
    <style:style style:name="P155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15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7c65e"/>
    </style:style>
    <style:style style:name="T10" style:family="text">
      <style:text-properties officeooo:rsid="004ed09e"/>
    </style:style>
    <style:style style:name="T11" style:family="text">
      <style:text-properties officeooo:rsid="0057a248"/>
    </style:style>
    <style:style style:name="T12" style:family="text">
      <style:text-properties officeooo:rsid="005fa12a"/>
    </style:style>
    <style:style style:name="T13" style:family="text">
      <style:text-properties officeooo:rsid="0068ec41"/>
    </style:style>
    <style:style style:name="T14" style:family="text">
      <style:text-properties officeooo:rsid="0069e53e"/>
    </style:style>
    <style:style style:name="T15" style:family="text">
      <style:text-properties officeooo:rsid="006ae27b"/>
    </style:style>
    <style:style style:name="T16" style:family="text">
      <style:text-properties officeooo:rsid="007a0637"/>
    </style:style>
    <style:style style:name="T17" style:family="text">
      <style:text-properties officeooo:rsid="007f5cbc"/>
    </style:style>
    <style:style style:name="T18" style:family="text">
      <style:text-properties officeooo:rsid="007d7057"/>
    </style:style>
    <style:style style:name="T19" style:family="text">
      <style:text-properties officeooo:rsid="007fd8b8"/>
    </style:style>
    <style:style style:name="T20" style:family="text">
      <style:text-properties officeooo:rsid="00800505"/>
    </style:style>
    <style:style style:name="T21" style:family="text">
      <style:text-properties officeooo:rsid="00831850"/>
    </style:style>
    <style:style style:name="T22" style:family="text">
      <style:text-properties officeooo:rsid="0084b945"/>
    </style:style>
    <style:style style:name="T23" style:family="text">
      <style:text-properties officeooo:rsid="008543db"/>
    </style:style>
    <style:style style:name="T24" style:family="text">
      <style:text-properties officeooo:rsid="00860e30"/>
    </style:style>
    <style:style style:name="T25" style:family="text">
      <style:text-properties officeooo:rsid="0088ba76"/>
    </style:style>
    <style:style style:name="T26" style:family="text">
      <style:text-properties officeooo:rsid="008a7987"/>
    </style:style>
    <style:style style:name="T27" style:family="text">
      <style:text-properties officeooo:rsid="008e81d1"/>
    </style:style>
    <style:style style:name="T28" style:family="text">
      <style:text-properties fo:color="#f39000" style:font-name="Calibri1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29" style:family="text">
      <style:text-properties officeooo:rsid="00955b9d"/>
    </style:style>
    <style:style style:name="T30" style:family="text">
      <style:text-properties officeooo:rsid="00988429"/>
    </style:style>
    <style:style style:name="T31" style:family="text">
      <style:text-properties officeooo:rsid="0099468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>
      <number:day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56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156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8"><text:span text:style-name="T4">RIPEA: </text:span>Control de versions</text:p>
      <text:p text:style-name="P24"><text:span text:style-name="T4">desembre </text:span>de <text:span text:style-name="T2">2018</text:span></text:p>
      <text:p text:style-name="P25">Serveis d’Administració Electrònica en el Govern de les Illes Balears</text:p>
      <text:p text:style-name="P26">Lot 3 (Serveis de tramitació d’expedients electrònics)</text:p>
      <text:p text:style-name="P26"/>
      <text:p text:style-name="P26"/>
      <text:p text:style-name="P26"/>
      <text:p text:style-name="P26"/>
      <text:p text:style-name="P27">Oficina Tècnica de Direcció de Projecte</text:p>
      <text:list xml:id="list3276614543" text:style-name="Outline">
        <text:list-header>
          <text:h text:style-name="P7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0">Data</text:p>
          </table:table-cell>
          <table:table-cell table:style-name="Taula1.B2" office:value-type="string">
            <text:p text:style-name="P31">Autor</text:p>
          </table:table-cell>
          <table:table-cell table:style-name="Taula1.B2" office:value-type="string">
            <text:p text:style-name="P31">Versió</text:p>
          </table:table-cell>
          <table:table-cell table:style-name="Taula1.D2" office:value-type="string">
            <text:p text:style-name="P31">Canvis</text:p>
          </table:table-cell>
        </table:table-row>
        <table:table-row table:style-name="Taula1.1">
          <table:table-cell table:style-name="Taula1.A3" office:value-type="string">
            <text:p text:style-name="P32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34">Límit Tecnologies</text:p>
          </table:table-cell>
          <table:table-cell table:style-name="Taula1.C3" office:value-type="string">
            <text:p text:style-name="P32">1.0</text:p>
          </table:table-cell>
          <table:table-cell table:style-name="Taula1.D3" office:value-type="string">
            <text:p text:style-name="P32">Versió inicial</text:p>
          </table:table-cell>
        </table:table-row>
        <table:table-row table:style-name="Taula1.1">
          <table:table-cell table:style-name="Taula1.A4" office:value-type="string">
            <text:p text:style-name="P33"><text:span text:style-name="T13">05</text:span>/<text:span text:style-name="T3">12</text:span>/<text:span text:style-name="T3">2018</text:span></text:p>
          </table:table-cell>
          <table:table-cell table:style-name="Taula1.B4" office:value-type="string">
            <text:p text:style-name="P35">Límit Tecnologies</text:p>
          </table:table-cell>
          <table:table-cell table:style-name="Taula1.C4" office:value-type="string">
            <text:p text:style-name="P36">1.1</text:p>
          </table:table-cell>
          <table:table-cell table:style-name="Taula1.D4" office:value-type="string">
            <text:p text:style-name="P32"><text:span text:style-name="T13">Release</text:span> <text:span text:style-name="T13">0.9.65</text:span></text:p>
          </table:table-cell>
        </table:table-row>
        <table:table-row table:style-name="Taula1.1">
          <table:table-cell table:style-name="Taula1.A5" office:value-type="string">
            <text:p text:style-name="P36">25/04/2019</text:p>
          </table:table-cell>
          <table:table-cell table:style-name="Taula1.B5" office:value-type="string">
            <text:p text:style-name="P35">Límit Tecnologies</text:p>
          </table:table-cell>
          <table:table-cell table:style-name="Taula1.C5" office:value-type="string">
            <text:p text:style-name="P36">1.2</text:p>
          </table:table-cell>
          <table:table-cell table:style-name="Taula1.D5" office:value-type="string">
            <text:p text:style-name="P32"><text:span text:style-name="T13">Release</text:span> <text:span text:style-name="T13">0.9.66</text:span></text:p>
          </table:table-cell>
        </table:table-row>
        <table:table-row table:style-name="Taula1.1">
          <table:table-cell table:style-name="Taula1.A6" office:value-type="string">
            <text:p text:style-name="P37"/>
          </table:table-cell>
          <table:table-cell table:style-name="Taula1.B6" office:value-type="string">
            <text:p text:style-name="P37"/>
          </table:table-cell>
          <table:table-cell table:style-name="Taula1.C6" office:value-type="string">
            <text:p text:style-name="P37"/>
          </table:table-cell>
          <table:table-cell table:style-name="Taula1.D6" office:value-type="string">
            <text:p text:style-name="P37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0">Nom</text:p>
          </table:table-cell>
          <table:table-cell table:style-name="Taula2.B2" office:value-type="string">
            <text:p text:style-name="P31">Data</text:p>
          </table:table-cell>
          <table:table-cell table:style-name="Taula2.C2" office:value-type="string">
            <text:p text:style-name="P31">Àrea, departament o empresa</text:p>
          </table:table-cell>
        </table:table-row>
        <table:table-row table:style-name="Taula2.1">
          <table:table-cell table:style-name="Taula2.A3" office:value-type="string">
            <text:p text:style-name="P32"/>
          </table:table-cell>
          <table:table-cell table:style-name="Taula2.B3" office:value-type="string">
            <text:p text:style-name="P32"/>
          </table:table-cell>
          <table:table-cell table:style-name="Taula2.C3" office:value-type="string">
            <text:p text:style-name="P32"/>
          </table:table-cell>
        </table:table-row>
        <table:table-row table:style-name="Taula2.1">
          <table:table-cell table:style-name="Taula2.A4" office:value-type="string">
            <text:p text:style-name="P37"/>
          </table:table-cell>
          <table:table-cell table:style-name="Taula2.B4" office:value-type="string">
            <text:p text:style-name="P37"/>
          </table:table-cell>
          <table:table-cell table:style-name="Taula2.C4" office:value-type="string">
            <text:p text:style-name="P37"/>
          </table:table-cell>
        </table:table-row>
        <table:table-row table:style-name="Taula2.1">
          <table:table-cell table:style-name="Taula2.A5" office:value-type="string">
            <text:p text:style-name="P37"/>
          </table:table-cell>
          <table:table-cell table:style-name="Taula2.B5" office:value-type="string">
            <text:p text:style-name="P37"/>
          </table:table-cell>
          <table:table-cell table:style-name="Taula2.C5" office:value-type="string">
            <text:p text:style-name="P37"/>
          </table:table-cell>
        </table:table-row>
        <table:table-row table:style-name="Taula2.1">
          <table:table-cell table:style-name="Taula2.A6" office:value-type="string">
            <text:p text:style-name="P37"/>
          </table:table-cell>
          <table:table-cell table:style-name="Taula2.B6" office:value-type="string">
            <text:p text:style-name="P37"/>
          </table:table-cell>
          <table:table-cell table:style-name="Taula2.C6" office:value-type="string">
            <text:p text:style-name="P3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0">Nom</text:p>
          </table:table-cell>
          <table:table-cell table:style-name="Taula3.B2" office:value-type="string">
            <text:p text:style-name="P31">Data</text:p>
          </table:table-cell>
          <table:table-cell table:style-name="Taula3.C2" office:value-type="string">
            <text:p text:style-name="P31">Àrea, departament o empresa</text:p>
          </table:table-cell>
        </table:table-row>
        <table:table-row table:style-name="Taula3.1">
          <table:table-cell table:style-name="Taula3.A3" office:value-type="string">
            <text:p text:style-name="P32"/>
          </table:table-cell>
          <table:table-cell table:style-name="Taula3.B3" office:value-type="string">
            <text:p text:style-name="P32"/>
          </table:table-cell>
          <table:table-cell table:style-name="Taula3.C3" office:value-type="string">
            <text:p text:style-name="P32"/>
          </table:table-cell>
        </table:table-row>
        <table:table-row table:style-name="Taula3.1">
          <table:table-cell table:style-name="Taula3.A4" office:value-type="string">
            <text:p text:style-name="P37"/>
          </table:table-cell>
          <table:table-cell table:style-name="Taula3.B4" office:value-type="string">
            <text:p text:style-name="P37"/>
          </table:table-cell>
          <table:table-cell table:style-name="Taula3.C4" office:value-type="string">
            <text:p text:style-name="P37"/>
          </table:table-cell>
        </table:table-row>
        <table:table-row table:style-name="Taula3.1">
          <table:table-cell table:style-name="Taula3.A5" office:value-type="string">
            <text:p text:style-name="P37"/>
          </table:table-cell>
          <table:table-cell table:style-name="Taula3.B5" office:value-type="string">
            <text:p text:style-name="P37"/>
          </table:table-cell>
          <table:table-cell table:style-name="Taula3.C5" office:value-type="string">
            <text:p text:style-name="P37"/>
          </table:table-cell>
        </table:table-row>
        <table:table-row table:style-name="Taula3.1">
          <table:table-cell table:style-name="Taula3.A6" office:value-type="string">
            <text:p text:style-name="P37"/>
          </table:table-cell>
          <table:table-cell table:style-name="Taula3.B6" office:value-type="string">
            <text:p text:style-name="P37"/>
          </table:table-cell>
          <table:table-cell table:style-name="Taula3.C6" office:value-type="string">
            <text:p text:style-name="P37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0">Nom</text:p>
          </table:table-cell>
          <table:table-cell table:style-name="Taula6.B2" office:value-type="string">
            <text:p text:style-name="P31">Àrea, departament o empresa</text:p>
          </table:table-cell>
          <table:table-cell table:style-name="Taula6.C2" office:value-type="string">
            <text:p text:style-name="P31">Correu electrònic</text:p>
          </table:table-cell>
        </table:table-row>
        <table:table-row table:style-name="Taula6.1">
          <table:table-cell table:style-name="Taula6.A3" office:value-type="string">
            <text:p text:style-name="P32"/>
          </table:table-cell>
          <table:table-cell table:style-name="Taula6.B3" office:value-type="string">
            <text:p text:style-name="P32"/>
          </table:table-cell>
          <table:table-cell table:style-name="Taula6.C3" office:value-type="string">
            <text:p text:style-name="P32"/>
          </table:table-cell>
        </table:table-row>
        <table:table-row table:style-name="Taula6.1">
          <table:table-cell table:style-name="Taula6.A4" office:value-type="string">
            <text:p text:style-name="P37"/>
          </table:table-cell>
          <table:table-cell table:style-name="Taula6.B4" office:value-type="string">
            <text:p text:style-name="P37"/>
          </table:table-cell>
          <table:table-cell table:style-name="Taula6.C4" office:value-type="string">
            <text:p text:style-name="P37"/>
          </table:table-cell>
        </table:table-row>
        <table:table-row table:style-name="Taula6.1">
          <table:table-cell table:style-name="Taula6.A5" office:value-type="string">
            <text:p text:style-name="P37"/>
          </table:table-cell>
          <table:table-cell table:style-name="Taula6.B5" office:value-type="string">
            <text:p text:style-name="P37"/>
          </table:table-cell>
          <table:table-cell table:style-name="Taula6.C5" office:value-type="string">
            <text:p text:style-name="P37"/>
          </table:table-cell>
        </table:table-row>
        <table:table-row table:style-name="Taula6.1">
          <table:table-cell table:style-name="Taula6.A6" office:value-type="string">
            <text:p text:style-name="P37"/>
          </table:table-cell>
          <table:table-cell table:style-name="Taula6.B6" office:value-type="string">
            <text:p text:style-name="P37"/>
          </table:table-cell>
          <table:table-cell table:style-name="Taula6.C6" office:value-type="string">
            <text:p text:style-name="P37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3"><text:a xlink:type="simple" xlink:href="#__RefHeading___Toc21421_3940995463" text:style-name="Index_20_Link" text:visited-style-name="Index_20_Link">Control de versions del document<text:tab/>2</text:a></text:p>
          <text:p text:style-name="P73"><text:a xlink:type="simple" xlink:href="#__RefHeading___Toc21295_3940995463" text:style-name="Index_20_Link" text:visited-style-name="Index_20_Link">1.Versió 0.9.65<text:tab/>4</text:a></text:p>
          <text:p text:style-name="P74"><text:a xlink:type="simple" xlink:href="#__RefHeading___Toc660_249985081" text:style-name="Index_20_Link" text:visited-style-name="Index_20_Link">Modificacions incloses dins aquesta versió<text:tab/>4</text:a></text:p>
          <text:p text:style-name="P74"><text:a xlink:type="simple" xlink:href="#__RefHeading___Toc662_249985081" text:style-name="Index_20_Link" text:visited-style-name="Index_20_Link">Canvis en la base de dades<text:tab/>4</text:a></text:p>
          <text:p text:style-name="P74"><text:a xlink:type="simple" xlink:href="#__RefHeading___Toc664_249985081" text:style-name="Index_20_Link" text:visited-style-name="Index_20_Link">Canvis en les propietats de l’aplicació<text:tab/>5</text:a></text:p>
          <text:p text:style-name="P73"><text:a xlink:type="simple" xlink:href="#__RefHeading___Toc676_1323820488" text:style-name="Index_20_Link" text:visited-style-name="Index_20_Link">2.Versió 0.9.66<text:tab/>6</text:a></text:p>
          <text:p text:style-name="P74"><text:a xlink:type="simple" xlink:href="#__RefHeading___Toc660_2499850811" text:style-name="Index_20_Link" text:visited-style-name="Index_20_Link">Modificacions incloses dins aquesta versió<text:tab/>6</text:a></text:p>
          <text:p text:style-name="P74"><text:a xlink:type="simple" xlink:href="#__RefHeading___Toc771_440738018" text:style-name="Index_20_Link" text:visited-style-name="Index_20_Link">Canvis en la base de dades<text:tab/>7</text:a></text:p>
          <text:p text:style-name="P74"><text:a xlink:type="simple" xlink:href="#__RefHeading___Toc664_2499850811" text:style-name="Index_20_Link" text:visited-style-name="Index_20_Link">Canvis en les propietats de l’aplicació<text:tab/>7</text:a></text:p>
          <text:p text:style-name="P73"><text:a xlink:type="simple" xlink:href="#__RefHeading___Toc839_239596029" text:style-name="Index_20_Link" text:visited-style-name="Index_20_Link">3.Versió 0.9.67<text:tab/>8</text:a></text:p>
          <text:p text:style-name="P74"><text:a xlink:type="simple" xlink:href="#__RefHeading___Toc660_24998508111" text:style-name="Index_20_Link" text:visited-style-name="Index_20_Link">Modificacions incloses dins aquesta versió<text:tab/>8</text:a></text:p>
          <text:p text:style-name="P74"><text:a xlink:type="simple" xlink:href="#__RefHeading___Toc998_1806918254" text:style-name="Index_20_Link" text:visited-style-name="Index_20_Link">Canvis en la base de dades<text:tab/>8</text:a></text:p>
          <text:p text:style-name="P74"><text:a xlink:type="simple" xlink:href="#__RefHeading___Toc664_24998508111" text:style-name="Index_20_Link" text:visited-style-name="Index_20_Link">Canvis en les propietats de l’aplicació<text:tab/>9</text:a></text:p>
          <text:p text:style-name="P73"><text:a xlink:type="simple" xlink:href="#__RefHeading___Toc1000_1806918254" text:style-name="Index_20_Link" text:visited-style-name="Index_20_Link">4.Versió 0.9.68<text:tab/>10</text:a></text:p>
          <text:p text:style-name="P74"><text:a xlink:type="simple" xlink:href="#__RefHeading___Toc660_249985081111" text:style-name="Index_20_Link" text:visited-style-name="Index_20_Link">Modificacions incloses dins aquesta versió<text:tab/>10</text:a></text:p>
          <text:p text:style-name="P74"><text:a xlink:type="simple" xlink:href="#__RefHeading___Toc1002_1806918254" text:style-name="Index_20_Link" text:visited-style-name="Index_20_Link">Canvis en la base de dades<text:tab/>10</text:a></text:p>
          <text:p text:style-name="P74"><text:a xlink:type="simple" xlink:href="#__RefHeading___Toc664_249985081111" text:style-name="Index_20_Link" text:visited-style-name="Index_20_Link">Canvis en les propietats de l’aplicació<text:tab/>11</text:a></text:p>
          <text:p text:style-name="P73"><text:a xlink:type="simple" xlink:href="#__RefHeading___Toc1004_1806918254" text:style-name="Index_20_Link" text:visited-style-name="Index_20_Link">5.Versió 0.9.68.1<text:tab/>12</text:a></text:p>
          <text:p text:style-name="P74"><text:a xlink:type="simple" xlink:href="#__RefHeading___Toc660_2499850811111" text:style-name="Index_20_Link" text:visited-style-name="Index_20_Link">Modificacions incloses dins aquesta versió<text:tab/>12</text:a></text:p>
          <text:p text:style-name="P74"><text:a xlink:type="simple" xlink:href="#__RefHeading___Toc1006_1806918254" text:style-name="Index_20_Link" text:visited-style-name="Index_20_Link">Canvis en la base de dades<text:tab/>12</text:a></text:p>
          <text:p text:style-name="P74"><text:a xlink:type="simple" xlink:href="#__RefHeading___Toc664_2499850811111" text:style-name="Index_20_Link" text:visited-style-name="Index_20_Link">Canvis en les propietats de l’aplicació<text:tab/>12</text:a></text:p>
          <text:p text:style-name="P73"><text:a xlink:type="simple" xlink:href="#__RefHeading___Toc1004_18069182541" text:style-name="Index_20_Link" text:visited-style-name="Index_20_Link">6.Versió 0.9.69<text:tab/>13</text:a></text:p>
          <text:p text:style-name="P74"><text:a xlink:type="simple" xlink:href="#__RefHeading___Toc660_24998508111111" text:style-name="Index_20_Link" text:visited-style-name="Index_20_Link">Modificacions incloses dins aquesta versió<text:tab/>13</text:a></text:p>
          <text:p text:style-name="P74"><text:a xlink:type="simple" xlink:href="#__RefHeading___Toc1006_18069182541" text:style-name="Index_20_Link" text:visited-style-name="Index_20_Link">Canvis en la base de dades<text:tab/>13</text:a></text:p>
          <text:p text:style-name="P74"><text:a xlink:type="simple" xlink:href="#__RefHeading___Toc664_24998508111111" text:style-name="Index_20_Link" text:visited-style-name="Index_20_Link">Canvis en les propietats de l’aplicació<text:tab/>13</text:a></text:p>
          <text:p text:style-name="P73"><text:a xlink:type="simple" xlink:href="#__RefHeading___Toc1402_1754695317" text:style-name="Index_20_Link" text:visited-style-name="Index_20_Link">7.Versió 0.9.70<text:tab/>15</text:a></text:p>
          <text:p text:style-name="P74"><text:a xlink:type="simple" xlink:href="#__RefHeading___Toc660_249985081111111" text:style-name="Index_20_Link" text:visited-style-name="Index_20_Link">Modificacions incloses dins aquesta versió<text:tab/>15</text:a></text:p>
          <text:p text:style-name="P74"><text:a xlink:type="simple" xlink:href="#__RefHeading___Toc1006_180691825411" text:style-name="Index_20_Link" text:visited-style-name="Index_20_Link">Canvis en la base de dades<text:tab/>15</text:a></text:p>
          <text:p text:style-name="P74"><text:a xlink:type="simple" xlink:href="#__RefHeading___Toc664_249985081111111" text:style-name="Index_20_Link" text:visited-style-name="Index_20_Link">Canvis en les propietats de l’aplicació<text:tab/>15</text:a></text:p>
          <text:p text:style-name="P73"><text:a xlink:type="simple" xlink:href="#__RefHeading___Toc1404_1754695317" text:style-name="Index_20_Link" text:visited-style-name="Index_20_Link">8.Versió 0.9.71<text:tab/>16</text:a></text:p>
          <text:p text:style-name="P74"><text:a xlink:type="simple" xlink:href="#__RefHeading___Toc660_2499850811111111" text:style-name="Index_20_Link" text:visited-style-name="Index_20_Link">Modificacions incloses dins aquesta versió<text:tab/>16</text:a></text:p>
          <text:p text:style-name="P74"><text:a xlink:type="simple" xlink:href="#__RefHeading___Toc1006_1806918254111" text:style-name="Index_20_Link" text:visited-style-name="Index_20_Link">Canvis en la base de dades<text:tab/>16</text:a></text:p>
          <text:p text:style-name="P74"><text:a xlink:type="simple" xlink:href="#__RefHeading___Toc664_2499850811111111" text:style-name="Index_20_Link" text:visited-style-name="Index_20_Link">Canvis en les propietats de l’aplicació<text:tab/>16</text:a></text:p>
        </text:index-body>
      </text:table-of-content>
      <text:p text:style-name="P5"/>
      <text:list xml:id="list160957438475118" text:continue-numbering="true" text:style-name="Outline">
        <text:list-item>
          <text:h text:style-name="P77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44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9"/>
          </table:table-cell>
        </table:table-row>
      </table:table>
      <text:p text:style-name="P38"/>
      <text:h text:style-name="P88" text:outline-level="2"><text:bookmark-start text:name="__RefHeading___Toc660_249985081"/>Modificacions incloses dins aquesta versió<text:bookmark-end text:name="__RefHeading___Toc660_249985081"/></text:h>
      <text:list xml:id="list3255243236" text:style-name="L1">
        <text:list-item>
          <text:p text:style-name="P103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03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03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03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03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03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03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03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03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103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03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03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03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03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03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03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103"><text:a xlink:type="simple" xlink:href="https://github.com/GovernIB/ripea/issues/303" text:style-name="Internet_20_link" text:visited-style-name="Visited_20_Internet_20_Link">#303</text:a>: Solucionar errors detectats en les proves</text:p>
          <text:p text:style-name="P104"/>
          <text:p text:style-name="P105"/>
        </text:list-item>
      </text:list>
      <text:h text:style-name="P88" text:outline-level="2"><text:bookmark-start text:name="__RefHeading___Toc662_249985081"/><text:soft-page-break/>Canvis <text:span text:style-name="T5">en</text:span> <text:span text:style-name="T5">la </text:span>base de dades<text:bookmark-end text:name="__RefHeading___Toc662_249985081"/></text:h>
      <text:list xml:id="list954929541" text:style-name="L2">
        <text:list-item>
          <text:p text:style-name="P106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108">225.sql: <text:span text:style-name="T9">Crear taula IPA_EXP_COMMENT i restriccions</text:span></text:p>
        </text:list-item>
        <text:list-item>
          <text:p text:style-name="P109">228.sql: Crear taula IPA_EXPEDIENT_ESTAT <text:span text:style-name="T9">i restriccions</text:span></text:p>
        </text:list-item>
        <text:list-item>
          <text:p text:style-name="P110">229.sql: Afegir columnes a l'entitat <text:span text:style-name="T10">per logotip i capçalera</text:span></text:p>
        </text:list-item>
      </text:list>
      <text:h text:style-name="P88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1668490722" text:style-name="L3">
        <text:list-item>
          <text:p text:style-name="P111">222.properties: Poder configurar, mitjançant una property, que l'opció de “Crear carpeta” estigui deshabilitada. </text:p>
        </text:list-item>
        <text:list-item>
          <text:p text:style-name="P114">229.properties: Properties per logotip i capçalera </text:p>
        </text:list-item>
      </text:list>
      <text:p text:style-name="P46"/>
      <text:p text:style-name="P46"/>
      <text:list xml:id="list160958022078423" text:continue-list="list160957438475118" text:style-name="Outline">
        <text:list-item>
          <text:h text:style-name="P78" text:outline-level="1"><text:bookmark-start text:name="__RefHeading___Toc676_1323820488"/>Versió 0.9.6<text:span text:style-name="T11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47"><text:span text:style-name="T14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40"/>
          </table:table-cell>
        </table:table-row>
      </table:table>
      <text:p text:style-name="P45"/>
      <text:h text:style-name="P89" text:outline-level="2"><text:bookmark-start text:name="__RefHeading___Toc660_2499850811"/>Modificacions incloses dins aquesta versió<text:bookmark-end text:name="__RefHeading___Toc660_2499850811"/></text:h>
      <text:list xml:id="list160958924053719" text:continue-list="list3255243236" text:style-name="L1">
        <text:list-item>
          <text:p text:style-name="P115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15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15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15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15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15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15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15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15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15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15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15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15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15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15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15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15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15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15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15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15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15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15"><text:soft-page-break/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90" text:outline-level="2"><text:bookmark-start text:name="__RefHeading___Toc771_440738018"/>Canvis <text:span text:style-name="T5">en</text:span> <text:span text:style-name="T5">la </text:span>base de dades<text:bookmark-end text:name="__RefHeading___Toc771_440738018"/></text:h>
      <text:list xml:id="list160957523034789" text:continue-list="list954929541" text:style-name="L2">
        <text:list-item>
          <text:p text:style-name="P107"><text:span text:style-name="T12">261</text:span>.<text:span text:style-name="T6">sql</text:span></text:p>
        </text:list-item>
        <text:list-item>
          <text:p text:style-name="P116">270.sql</text:p>
        </text:list-item>
      </text:list>
      <text:h text:style-name="P90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2448033240" text:style-name="L4">
        <text:list-item>
          <text:p text:style-name="P112"><text:span text:style-name="T12">261</text:span>.properties</text:p>
        </text:list-item>
        <text:list-item>
          <text:p text:style-name="P113"><text:span text:style-name="T12">274</text:span>.properties</text:p>
        </text:list-item>
      </text:list>
      <text:list xml:id="list160958531251975" text:continue-list="list160958022078423" text:style-name="Outline">
        <text:list-item>
          <text:h text:style-name="P79" text:outline-level="1"><text:bookmark-start text:name="__RefHeading___Toc839_239596029"/>Versió 0.9.6<text:span text:style-name="T15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48">19.08.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41"/>
          </table:table-cell>
        </table:table-row>
      </table:table>
      <text:p text:style-name="P57"/>
      <text:h text:style-name="P91" text:outline-level="2"><text:bookmark-start text:name="__RefHeading___Toc660_24998508111"/>Modificacions incloses dins aquesta versió<text:bookmark-end text:name="__RefHeading___Toc660_24998508111"/></text:h>
      <text:list xml:id="list1957532742" text:style-name="L5">
        <text:list-item>
          <text:p text:style-name="P117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17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17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17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17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17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17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17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18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17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17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17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17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17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17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17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18"/>
          <text:p text:style-name="P117"/>
        </text:list-item>
      </text:list>
      <text:h text:style-name="P92" text:outline-level="2"><text:bookmark-start text:name="__RefHeading___Toc998_1806918254"/>Canvis <text:span text:style-name="T5">en</text:span> <text:span text:style-name="T5">la </text:span>base de dades<text:bookmark-end text:name="__RefHeading___Toc998_1806918254"/></text:h>
      <text:list xml:id="list160958296826226" text:continue-list="list160957523034789" text:style-name="L2">
        <text:list-item>
          <text:p text:style-name="P119">275.oracle.sql</text:p>
        </text:list-item>
        <text:list-item>
          <text:p text:style-name="P119"><text:soft-page-break/>275.postgres.sql</text:p>
        </text:list-item>
        <text:list-item>
          <text:p text:style-name="P119">287.oracle.sql</text:p>
        </text:list-item>
        <text:list-item>
          <text:p text:style-name="P119">287.postgres.sql</text:p>
        </text:list-item>
        <text:list-item>
          <text:p text:style-name="P119">289.oracle.sql</text:p>
        </text:list-item>
        <text:list-item>
          <text:p text:style-name="P119">289.postgres.sql</text:p>
        </text:list-item>
      </text:list>
      <text:h text:style-name="P92" text:outline-level="2"><text:bookmark-start text:name="__RefHeading___Toc664_24998508111"/>Canvis <text:span text:style-name="T5">en</text:span> les propietats de l’aplicació<text:bookmark-end text:name="__RefHeading___Toc664_24998508111"/></text:h>
      <text:list xml:id="list3435871820" text:style-name="L6">
        <text:list-item>
          <text:p text:style-name="P120">275.properties</text:p>
        </text:list-item>
        <text:list-item>
          <text:p text:style-name="P120">282.properties</text:p>
        </text:list-item>
        <text:list-item>
          <text:p text:style-name="P120">289.properties</text:p>
        </text:list-item>
      </text:list>
      <text:p text:style-name="P58"/>
      <text:list xml:id="list160958524065842" text:continue-list="list160958531251975" text:style-name="Outline">
        <text:list-item>
          <text:h text:style-name="P80" text:outline-level="1"><text:bookmark-start text:name="__RefHeading___Toc1000_1806918254"/>Versió 0.9.6<text:span text:style-name="T16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49">13.09.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42"/>
          </table:table-cell>
        </table:table-row>
      </table:table>
      <text:p text:style-name="P59"/>
      <text:h text:style-name="P93" text:outline-level="2"><text:bookmark-start text:name="__RefHeading___Toc660_249985081111"/>Modificacions incloses dins aquesta versió<text:bookmark-end text:name="__RefHeading___Toc660_249985081111"/></text:h>
      <text:list xml:id="list160957457440945" text:continue-list="list1957532742" text:style-name="L5">
        <text:list-item>
          <text:p text:style-name="P121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21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21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21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21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21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21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21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21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21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21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21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21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93" text:outline-level="2"><text:bookmark-start text:name="__RefHeading___Toc1002_1806918254"/>Canvis <text:span text:style-name="T5">en</text:span> <text:span text:style-name="T5">la </text:span>base de dades<text:bookmark-end text:name="__RefHeading___Toc1002_1806918254"/></text:h>
      <text:list xml:id="list4256995265" text:style-name="L7">
        <text:list-item>
          <text:p text:style-name="P122">296.oracle.sql</text:p>
        </text:list-item>
        <text:list-item>
          <text:p text:style-name="P122">296.postgresql.sql</text:p>
        </text:list-item>
        <text:list-item>
          <text:p text:style-name="P122">301.oracle.sql</text:p>
        </text:list-item>
        <text:list-item>
          <text:p text:style-name="P122">301.postgresql.sql</text:p>
        </text:list-item>
        <text:list-item>
          <text:p text:style-name="P122">305.oracle.sql</text:p>
        </text:list-item>
        <text:list-item>
          <text:p text:style-name="P122">305.postresql.sql</text:p>
        </text:list-item>
        <text:list-item>
          <text:p text:style-name="P122">307.oracle.sql</text:p>
        </text:list-item>
        <text:list-item>
          <text:p text:style-name="P122"><text:soft-page-break/>307.postresql.sql</text:p>
        </text:list-item>
      </text:list>
      <text:h text:style-name="P93" text:outline-level="2"><text:bookmark-start text:name="__RefHeading___Toc664_249985081111"/>Canvis <text:span text:style-name="T5">en</text:span> les propietats de l’aplicació<text:bookmark-end text:name="__RefHeading___Toc664_249985081111"/></text:h>
      <text:list xml:id="list1020338640" text:style-name="L8">
        <text:list-item>
          <text:p text:style-name="P127">Sense canvis</text:p>
        </text:list-item>
      </text:list>
      <text:list xml:id="list160958172726597" text:continue-list="list160958524065842" text:style-name="Outline">
        <text:list-item>
          <text:h text:style-name="P81" text:outline-level="1"><text:bookmark-start text:name="__RefHeading___Toc1004_1806918254"/>Versió 0.9.6<text:span text:style-name="T16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50">18.09.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43"/>
          </table:table-cell>
        </table:table-row>
      </table:table>
      <text:p text:style-name="P60"/>
      <text:h text:style-name="P94" text:outline-level="2"><text:bookmark-start text:name="__RefHeading___Toc660_2499850811111"/>Modificacions incloses dins aquesta versió<text:bookmark-end text:name="__RefHeading___Toc660_2499850811111"/></text:h>
      <text:list xml:id="list160957393980214" text:continue-list="list160957457440945" text:style-name="L5">
        <text:list-item>
          <text:p text:style-name="P130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94" text:outline-level="2"><text:bookmark-start text:name="__RefHeading___Toc1006_1806918254"/>Canvis <text:span text:style-name="T5">en</text:span> <text:span text:style-name="T5">la </text:span>base de dades<text:bookmark-end text:name="__RefHeading___Toc1006_1806918254"/></text:h>
      <text:list xml:id="list901335247" text:style-name="L9">
        <text:list-item>
          <text:p text:style-name="P128">Sense canvis</text:p>
        </text:list-item>
      </text:list>
      <text:h text:style-name="P94" text:outline-level="2"><text:bookmark-start text:name="__RefHeading___Toc664_2499850811111"/>Canvis <text:span text:style-name="T5">en</text:span> les propietats de l’aplicació<text:bookmark-end text:name="__RefHeading___Toc664_2499850811111"/></text:h>
      <text:list xml:id="list400744867" text:style-name="L10">
        <text:list-item>
          <text:p text:style-name="P129">Sense canvis</text:p>
        </text:list-item>
      </text:list>
      <text:list xml:id="list160958133447247" text:continue-list="list160958172726597" text:style-name="Outline">
        <text:list-item>
          <text:h text:style-name="P82" text:outline-level="1"><text:bookmark-start text:name="__RefHeading___Toc1004_18069182541"/>Versió 0.9.6<text:span text:style-name="T17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17">a</text:span></text:p>
          </table:table-cell>
          <table:table-cell table:style-name="Taula7.B1" office:value-type="string">
            <text:p text:style-name="P51"><text:date style:data-style-name="N37" text:date-value="2019-10-08T11:29:44.013376710" text:fixed="true">08/10/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61">Modificació i esborrat de documents firmats, firma biomètrica i solució de bugs.</text:p>
          </table:table-cell>
        </table:table-row>
      </table:table>
      <text:list xml:id="list160957067418361" text:continue-numbering="true" text:style-name="Outline">
        <text:list-header>
          <text:h text:style-name="P95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1581505504" text:style-name="L11">
        <text:list-item>
          <text:p text:style-name="P133"><text:a xlink:type="simple" xlink:href="https://github.com/GovernIB/ripea/issues/300" text:style-name="Internet_20_link" text:visited-style-name="Visited_20_Internet_20_Link"><text:span text:style-name="T18">#300</text:span></text:a><text:span text:style-name="T18">: Modificar i esborrar documents firmats</text:span></text:p>
        </text:list-item>
        <text:list-item>
          <text:p text:style-name="P131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19">02</text:span></text:a>: Integració firma biométrica</text:p>
        </text:list-item>
        <text:list-item>
          <text:p text:style-name="P131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19">12</text:span></text:a>: Ressaltar data actual al desplegable del calendari</text:p>
        </text:list-item>
        <text:list-item>
          <text:p text:style-name="P131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19">13</text:span></text:a>: Error NullPointerException en el drag &amp; drop</text:p>
        </text:list-item>
        <text:list-item>
          <text:p text:style-name="P131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19">14</text:span></text:a>: Els enviaments a Portafib configuren incorrectament el flux de firmes</text:p>
        </text:list-item>
        <text:list-item>
          <text:p text:style-name="P132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1">315</text:span></text:a>: El camp tipus assumpte de les anotacions de registre ha de poder ser null</text:p>
        </text:list-item>
        <text:list-item>
          <text:p text:style-name="P131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19">16</text:span></text:a>: Modificacions per a compilar correctament el codi font a l'entorn de la CAIB</text:p>
        </text:list-item>
        <text:list-item>
          <text:p text:style-name="P131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19">17</text:span></text:a>: Error creant un expedient amb un nom existent</text:p>
        </text:list-item>
        <text:list-item>
          <text:p text:style-name="P131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19">18</text:span></text:a>: Error al crear un document utilitzant el mateix nom que un altre document esborrat anteriorment</text:p>
        </text:list-item>
        <text:list-item>
          <text:p text:style-name="P131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19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31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19">22</text:span></text:a>: Error de drag&amp;drop: modo no permitido</text:p>
        </text:list-item>
        <text:list-item>
          <text:p text:style-name="P131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19">23</text:span></text:a>: Error de gestió de documents signats rebuts des de Regweb</text:p>
        </text:list-item>
      </text:list>
      <text:list xml:id="list160959061283128" text:continue-list="list160957067418361" text:style-name="Outline">
        <text:list-item>
          <text:list>
            <text:list-header>
              <text:h text:style-name="P95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464335511" text:style-name="L12">
        <text:list-item>
          <text:p text:style-name="P123">30<text:span text:style-name="T24">0</text:span>.oracle.sql</text:p>
        </text:list-item>
        <text:list-item>
          <text:p text:style-name="P123">30<text:span text:style-name="T24">0</text:span>.postresql.sql</text:p>
        </text:list-item>
        <text:list-item>
          <text:p text:style-name="P124">30<text:span text:style-name="T20">2</text:span>.oracle.sql</text:p>
        </text:list-item>
        <text:list-item>
          <text:p text:style-name="P124">30<text:span text:style-name="T20">2</text:span>.postresql.sql</text:p>
        </text:list-item>
        <text:list-item>
          <text:p text:style-name="P125">3<text:span text:style-name="T21">15</text:span>.oracle.sql</text:p>
        </text:list-item>
        <text:list-item>
          <text:p text:style-name="P125">3<text:span text:style-name="T21">15</text:span>.postresql.sql</text:p>
        </text:list-item>
      </text:list>
      <text:list xml:id="list160958414013042" text:continue-list="list160959061283128" text:style-name="Outline">
        <text:list-header>
          <text:h text:style-name="P95" text:outline-level="2" text:is-list-header="true"><text:bookmark-start text:name="__RefHeading___Toc664_24998508111111"/>Canvis <text:span text:style-name="T5">en</text:span> les propietats de l’aplicació<text:bookmark-end text:name="__RefHeading___Toc664_24998508111111"/></text:h>
        </text:list-header>
      </text:list>
      <text:list xml:id="list1178315274" text:style-name="L13">
        <text:list-item>
          <text:p text:style-name="P134">302.properties</text:p>
        </text:list-item>
      </text:list>
      <text:p text:style-name="P67"><text:soft-page-break/></text:p>
      <text:p text:style-name="P67"/>
      <text:list xml:id="list160959024906659" text:continue-list="list160958414013042" text:style-name="Outline">
        <text:list-item>
          <text:h text:style-name="P83" text:outline-level="1"><text:bookmark-start text:name="__RefHeading___Toc1402_1754695317"/>Versió 0.9.<text:span text:style-name="T22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17">a</text:span></text:p>
          </table:table-cell>
          <table:table-cell table:style-name="Table5.B1" office:value-type="string">
            <text:p text:style-name="P52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62"/>
          </table:table-cell>
        </table:table-row>
      </table:table>
      <text:list xml:id="list160958602785977" text:continue-numbering="true" text:style-name="Outline">
        <text:list-header>
          <text:h text:style-name="P96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160957755552281" text:continue-list="list1581505504" text:style-name="L11">
        <text:list-item>
          <text:p text:style-name="P137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37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37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37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37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37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160958701781423" text:continue-list="list160958602785977" text:style-name="Outline">
        <text:list-header>
          <text:h text:style-name="P96" text:outline-level="2" text:is-list-header="true"><text:bookmark-start text:name="__RefHeading___Toc1006_180691825411"/>Canvis <text:span text:style-name="T5">en</text:span> <text:span text:style-name="T5">la </text:span>base de dades<text:bookmark-end text:name="__RefHeading___Toc1006_180691825411"/></text:h>
        </text:list-header>
      </text:list>
      <text:list xml:id="list2482080424" text:style-name="L14">
        <text:list-item>
          <text:p text:style-name="P126">3<text:span text:style-name="T23">11</text:span>.oracle.sql</text:p>
        </text:list-item>
        <text:list-item>
          <text:p text:style-name="P126">3<text:span text:style-name="T23">11</text:span>.postresql.sql</text:p>
        </text:list-item>
      </text:list>
      <text:list xml:id="list160958303202775" text:continue-list="list160958701781423" text:style-name="Outline">
        <text:list-header>
          <text:h text:style-name="P96" text:outline-level="2" text:is-list-header="true"><text:bookmark-start text:name="__RefHeading___Toc664_249985081111111"/>Canvis <text:span text:style-name="T5">en</text:span> les propietats de l’aplicació<text:bookmark-end text:name="__RefHeading___Toc664_249985081111111"/></text:h>
        </text:list-header>
      </text:list>
      <text:list xml:id="list3895006764" text:style-name="L15">
        <text:list-item>
          <text:p text:style-name="P135">3<text:span text:style-name="T23">28</text:span>.properties</text:p>
        </text:list-item>
      </text:list>
      <text:p text:style-name="P68"/>
      <text:list xml:id="list160958901224176" text:continue-list="list160958303202775" text:style-name="Outline">
        <text:list-item>
          <text:h text:style-name="P84" text:outline-level="1"><text:bookmark-start text:name="__RefHeading___Toc1404_1754695317"/>Versió 0.9.<text:span text:style-name="T22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17">a</text:span></text:p>
          </table:table-cell>
          <table:table-cell table:style-name="Table6.B1" office:value-type="string">
            <text:p text:style-name="P53"><text:span text:style-name="T25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63"/>
          </table:table-cell>
        </table:table-row>
      </table:table>
      <text:list xml:id="list160958578620875" text:continue-numbering="true" text:style-name="Outline">
        <text:list-header>
          <text:h text:style-name="P97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160959094596610" text:continue-list="list160957755552281" text:style-name="L11">
        <text:list-item>
          <text:p text:style-name="P138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38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38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38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38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38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38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38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38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38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160959217906709" text:continue-list="list160958578620875" text:style-name="Outline">
        <text:list-item>
          <text:list>
            <text:list-header>
              <text:h text:style-name="P97" text:outline-level="2" text:is-list-header="true"><text:bookmark-start text:name="__RefHeading___Toc1006_1806918254111"/>Canvis <text:span text:style-name="T5">en</text:span> <text:span text:style-name="T5">la </text:span>base de dades<text:bookmark-end text:name="__RefHeading___Toc1006_1806918254111"/></text:h>
            </text:list-header>
          </text:list>
        </text:list-item>
      </text:list>
      <text:list xml:id="list3904153980" text:style-name="L16">
        <text:list-item>
          <text:p text:style-name="P139">346.oracle.sql</text:p>
        </text:list-item>
        <text:list-item>
          <text:p text:style-name="P139">346.postgresql.sql</text:p>
        </text:list-item>
      </text:list>
      <text:list xml:id="list160959125132175" text:continue-list="list160959217906709" text:style-name="Outline">
        <text:list-header>
          <text:h text:style-name="P97" text:outline-level="2" text:is-list-header="true"><text:bookmark-start text:name="__RefHeading___Toc664_2499850811111111"/>Canvis <text:span text:style-name="T5">en</text:span> les propietats de l’aplicació<text:bookmark-end text:name="__RefHeading___Toc664_2499850811111111"/></text:h>
        </text:list-header>
      </text:list>
      <text:list xml:id="list2796489176" text:style-name="L17">
        <text:list-item>
          <text:p text:style-name="P140">341.properties</text:p>
        </text:list-item>
      </text:list>
      <text:p text:style-name="P69"/>
      <text:list xml:id="list160957798410917" text:continue-list="list160959125132175" text:style-name="Outline">
        <text:list-item>
          <text:h text:style-name="P85" text:outline-level="1">Versió 0.9.<text:span text:style-name="T22">72.pre2</text:span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17">a</text:span></text:p>
          </table:table-cell>
          <table:table-cell table:style-name="Table7.B1" office:value-type="string">
            <text:p text:style-name="P54"><text:span text:style-name="T26">25</text:span>/1<text:span text:style-name="T26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64"/>
          </table:table-cell>
        </table:table-row>
      </table:table>
      <text:list xml:id="list160958662712238" text:continue-numbering="true" text:style-name="Outline">
        <text:list-header>
          <text:h text:style-name="P98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160957603926446" text:continue-list="list160959094596610" text:style-name="L11">
        <text:list-item>
          <text:p text:style-name="P141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151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160958753708821" text:continue-list="list160958662712238" text:style-name="Outline">
        <text:list-item>
          <text:list>
            <text:list-header>
              <text:h text:style-name="P98" text:outline-level="2" text:is-list-header="true"><text:bookmark-start text:name="__RefHeading___Toc1006_18069182541111"/>Canvis <text:span text:style-name="T5">en</text:span> <text:span text:style-name="T5">la </text:span>base de dades<text:bookmark-end text:name="__RefHeading___Toc1006_18069182541111"/></text:h>
            </text:list-header>
          </text:list>
        </text:list-item>
      </text:list>
      <text:list xml:id="list1629614701" text:style-name="L18">
        <text:list-item>
          <text:p text:style-name="P142">No canvis</text:p>
        </text:list-item>
      </text:list>
      <text:list xml:id="list160958972545236" text:continue-list="list160958753708821" text:style-name="Outline">
        <text:list-header>
          <text:h text:style-name="P98" text:outline-level="2" text:is-list-header="true"><text:bookmark-start text:name="__RefHeading___Toc664_24998508111111111"/>Canvis <text:span text:style-name="T5">en</text:span> les propietats de l’aplicació<text:bookmark-end text:name="__RefHeading___Toc664_24998508111111111"/></text:h>
        </text:list-header>
      </text:list>
      <text:list xml:id="list2648446498" text:style-name="L19">
        <text:list-item>
          <text:p text:style-name="P143">No canvis</text:p>
        </text:list-item>
      </text:list>
      <text:p text:style-name="P70"/>
      <text:list xml:id="list160958224124809" text:continue-list="list160958972545236" text:style-name="Outline">
        <text:list-item>
          <text:h text:style-name="P76" text:outline-level="1"><text:span text:style-name="T28">Versió</text:span><text:span text:style-name="T4"> 0.9.72</text:span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17">a</text:span></text:p>
          </table:table-cell>
          <table:table-cell table:style-name="Tabla1.B1" office:value-type="string">
            <text:p text:style-name="P55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65"/>
          </table:table-cell>
        </table:table-row>
      </table:table>
      <text:list xml:id="list160957374466211" text:continue-numbering="true" text:style-name="Outline">
        <text:list-header>
          <text:h text:style-name="P99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160959089033502" text:continue-list="list160957603926446" text:style-name="L11">
        <text:list-item>
          <text:p text:style-name="P152">#349: Poder seleccionar múltiples documents d'un expedient per descarregar versió imprimible i/o notificar.</text:p>
        </text:list-item>
        <text:list-item>
          <text:p text:style-name="P152">#350: Metaexpedient amb domini i poder filtrar a partir d'aquest domini</text:p>
        </text:list-item>
        <text:list-item>
          <text:p text:style-name="P152">#353: Recerca avançada d'usuaris en creació d'estats</text:p>
        </text:list-item>
        <text:list-item>
          <text:p text:style-name="P152">#355: MetaDocuments genèrics</text:p>
        </text:list-item>
        <text:list-item>
          <text:p text:style-name="P152">#356: Millores referents a les notificacions electròniques</text:p>
        </text:list-item>
        <text:list-item>
          <text:p text:style-name="P152">#358: Poder veure la informació del registre al detalls de notificació</text:p>
        </text:list-item>
        <text:list-item>
          <text:p text:style-name="P152">#360: Recuperar el justificant de recepció i guardar-lo dins l'expedient</text:p>
        </text:list-item>
        <text:list-item>
          <text:p text:style-name="P152">#363: Poder crear carpetes LÒGIQUES. Al SGD no hi haurà carpetes. (activar per propietat)</text:p>
        </text:list-item>
        <text:list-item>
          <text:p text:style-name="P152">#367: Poder cercar per DNI/Nom/Nom d'usuari en la gestió de firmes </text:p>
        </text:list-item>
        <text:list-item>
          <text:p text:style-name="P152"><text:span text:style-name="T27">#</text:span>368: Error llistant els enviaments d'un expedient amb contingut de tipus carpeta i document.</text:p>
        </text:list-item>
        <text:list-item>
          <text:p text:style-name="P152">#369: Integrar RIPEA amb portafib (REST) per poder definir fluxes de firma</text:p>
        </text:list-item>
        <text:list-item>
          <text:p text:style-name="P152">#370: Integrar RIPEA amb el component horitzontal de còpia autèntica DigitalIB</text:p>
        </text:list-item>
        <text:list-item>
          <text:p text:style-name="P152">#371: Manteniment tipus documentals</text:p>
        </text:list-item>
        <text:list-item>
          <text:p text:style-name="P152">#372: Poder triar el tipus de registre a l'hora de fer una importació (opció importar només disponible si s'activa per propietat)</text:p>
        </text:list-item>
        <text:list-item>
          <text:p text:style-name="P152">#373: Modificar la importació de documents per filtrar per tipus de registre (E/S) (opció importar només disponible si s'activa per propietat)</text:p>
        </text:list-item>
        <text:list-item>
          <text:p text:style-name="P152">#374: Poder amagar l'opció de Publicar per propietat (per defecte s'ha de mostrar) </text:p>
        </text:list-item>
        <text:list-item>
          <text:p text:style-name="P152">#375: Millores de l'opció importar documents des de Regweb (opció importar només disponible si s'activa per propietat)</text:p>
        </text:list-item>
        <text:list-item>
          <text:p text:style-name="P152">#376: Resoldre bug enviament avís a usuari sense correu.</text:p>
        </text:list-item>
        <text:list-item>
          <text:p text:style-name="P152">#377: Error llistant responsables portafirmes a partir del NIF </text:p>
        </text:list-item>
        <text:list-item>
          <text:p text:style-name="P152"><text:soft-page-break/>#378: Afegir columna serie al llistat de tipus de documents</text:p>
        </text:list-item>
        <text:list-item>
          <text:p text:style-name="P152">#379: Millores integració Ripea-SGD</text:p>
        </text:list-item>
        <text:list-item>
          <text:p text:style-name="P152">#380: Afegir botó per recuperar url validació document (activar per propietat)</text:p>
        </text:list-item>
        <text:list-item>
          <text:p text:style-name="P152">#381: Millores en la notificació de múltiples documents</text:p>
        </text:list-item>
      </text:list>
      <text:list xml:id="list160957287539480" text:continue-list="list160957374466211" text:style-name="Outline">
        <text:list-item>
          <text:list>
            <text:list-header>
              <text:h text:style-name="P99" text:outline-level="2" text:is-list-header="true"><text:bookmark-start text:name="__RefHeading___Toc1006_180691825411111"/>Canvis <text:span text:style-name="T5">en</text:span> <text:span text:style-name="T5">la </text:span>base de dades<text:bookmark-end text:name="__RefHeading___Toc1006_180691825411111"/></text:h>
            </text:list-header>
          </text:list>
        </text:list-item>
      </text:list>
      <text:list xml:id="list406466013" text:style-name="L20">
        <text:list-item>
          <text:p text:style-name="P144">350.oracle.sql</text:p>
        </text:list-item>
        <text:list-item>
          <text:p text:style-name="P144">350.postgresql.sql</text:p>
        </text:list-item>
        <text:list-item>
          <text:p text:style-name="P144">355.oracle.sql</text:p>
        </text:list-item>
        <text:list-item>
          <text:p text:style-name="P144">355.postgresql.sql</text:p>
        </text:list-item>
        <text:list-item>
          <text:p text:style-name="P144">358.oracle.sql</text:p>
        </text:list-item>
        <text:list-item>
          <text:p text:style-name="P144">358.postgresql.sql</text:p>
        </text:list-item>
        <text:list-item>
          <text:p text:style-name="P144">369.oracle.sql</text:p>
        </text:list-item>
        <text:list-item>
          <text:p text:style-name="P144">369.postgresql.sql</text:p>
        </text:list-item>
        <text:list-item>
          <text:p text:style-name="P144">371.oracle.sql</text:p>
        </text:list-item>
        <text:list-item>
          <text:p text:style-name="P144">371.postgresql.sql</text:p>
        </text:list-item>
      </text:list>
      <text:list xml:id="list160957367134624" text:continue-list="list160957287539480" text:style-name="Outline">
        <text:list-header>
          <text:h text:style-name="P99" text:outline-level="2" text:is-list-header="true"><text:bookmark-start text:name="__RefHeading___Toc664_249985081111111111"/>Canvis <text:span text:style-name="T5">en</text:span> les propietats de l’aplicació<text:bookmark-end text:name="__RefHeading___Toc664_249985081111111111"/></text:h>
        </text:list-header>
      </text:list>
      <text:list xml:id="list2667419374" text:style-name="L21">
        <text:list-item>
          <text:p text:style-name="P145">360.properties</text:p>
        </text:list-item>
        <text:list-item>
          <text:p text:style-name="P145">363.properties</text:p>
        </text:list-item>
        <text:list-item>
          <text:p text:style-name="P145">367.properties</text:p>
        </text:list-item>
        <text:list-item>
          <text:p text:style-name="P145">369.properties</text:p>
        </text:list-item>
        <text:list-item>
          <text:p text:style-name="P145">370.properties</text:p>
        </text:list-item>
        <text:list-item>
          <text:p text:style-name="P145">374.properties</text:p>
        </text:list-item>
        <text:list-item>
          <text:p text:style-name="P145">380.properties</text:p>
        </text:list-item>
      </text:list>
      <text:p text:style-name="P71"/>
      <text:list xml:id="list160958531394224" text:continue-list="list160957367134624" text:style-name="Outline">
        <text:list-item>
          <text:h text:style-name="P86" text:outline-level="1"><text:span text:style-name="T28">Versió</text:span><text:span text:style-name="T4"> 0.9.73</text:span></text:h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Dat<text:span text:style-name="T17">a</text:span></text:p>
          </table:table-cell>
          <table:table-cell table:style-name="Tabela1.B1" office:value-type="string">
            <text:p text:style-name="P56"><text:date style:data-style-name="N37" text:date-value="2020-06-02T08:30:55.682339589" text:fixed="true">02/06/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66"/>
          </table:table-cell>
        </table:table-row>
      </table:table>
      <text:list xml:id="list160957875388938" text:continue-numbering="true" text:style-name="Outline">
        <text:list-header>
          <text:h text:style-name="P100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160958508738354" text:continue-list="list160959089033502" text:style-name="L11">
        <text:list-item>
          <text:p text:style-name="P153">#384: Simplificar operacions d'adjuntar documents a expedients</text:p>
        </text:list-item>
        <text:list-item>
          <text:p text:style-name="P153">#392: Integració amb signatura externa</text:p>
        </text:list-item>
        <text:list-item>
          <text:p text:style-name="P153">#403: Creació de test unitaris JUnit per depurar errors de gestió d'expedients</text:p>
        </text:list-item>
        <text:list-item>
          <text:p text:style-name="P153">#405: Gestió de documents esborranys dins Ripea</text:p>
        </text:list-item>
        <text:list-item>
          <text:p text:style-name="P153">#407: Recuperar enllaç amb CSV dels documents DEFINITIUS (no firmats)</text:p>
        </text:list-item>
        <text:list-item>
          <text:p text:style-name="P153">#408: Treure eliminació d'expedients tancats</text:p>
        </text:list-item>
        <text:list-item>
          <text:p text:style-name="P153">#409: Revisar nom del documents després de firmar</text:p>
        </text:list-item>
        <text:list-item>
          <text:p text:style-name="P153">#410: Afegir segona validació en la importació d'assentaments registrals</text:p>
        </text:list-item>
        <text:list-item>
          <text:p text:style-name="P153">#411: Arreglar visualització dels missatges d'error</text:p>
        </text:list-item>
        <text:list-item>
          <text:p text:style-name="P153">#412: Revisar tipus de document dels interessats (sempre carrega NIF)</text:p>
        </text:list-item>
        <text:list-item>
          <text:p text:style-name="P153">#413: Revisar paginació expedients</text:p>
        </text:list-item>
        <text:list-item>
          <text:p text:style-name="P153">#414: Revisar error a l'hora de guardar certificació de Notific@ dins l'expedient</text:p>
        </text:list-item>
        <text:list-item>
          <text:p text:style-name="P153">#416: Borrar un expedient que no hem agafat</text:p>
        </text:list-item>
        <text:list-item>
          <text:p text:style-name="P153">#417: El camp de municipi surt buid</text:p>
        </text:list-item>
        <text:list-item>
          <text:p text:style-name="P153">#418: Relacionar expedient quan l'usuari no el té agafat</text:p>
        </text:list-item>
        <text:list-item>
          <text:p text:style-name="P153">#419: Llistat d'expedients a relacionar</text:p>
        </text:list-item>
        <text:list-item>
          <text:p text:style-name="P153">#420: Relacionar mutuament dos expedients</text:p>
        </text:list-item>
        <text:list-item>
          <text:p text:style-name="P153">#421: Revisar enviament correu del canvi d'estat d'una notificació</text:p>
        </text:list-item>
        <text:list-item>
          <text:p text:style-name="P153">#422: Falla la creació dels expedients</text:p>
        </text:list-item>
        <text:list-item>
          <text:p text:style-name="P153">#423: Falla la creació del flux de firma quan l'usuari no és Administrador</text:p>
        </text:list-item>
      </text:list>
      <text:list xml:id="list160957276526652" text:continue-list="list160957875388938" text:style-name="Outline">
        <text:list-item>
          <text:list>
            <text:list-header>
              <text:h text:style-name="P100" text:outline-level="2" text:is-list-header="true"><text:bookmark-start text:name="__RefHeading___Toc1006_1806918254111111"/>Canvis <text:span text:style-name="T5">en</text:span> <text:span text:style-name="T5">la </text:span>base de dades<text:bookmark-end text:name="__RefHeading___Toc1006_1806918254111111"/></text:h>
            </text:list-header>
          </text:list>
        </text:list-item>
      </text:list>
      <text:list xml:id="list232046611" text:style-name="L22">
        <text:list-item>
          <text:p text:style-name="P146">No canvis</text:p>
        </text:list-item>
      </text:list>
      <text:p text:style-name="P72"><text:soft-page-break/></text:p>
      <text:list xml:id="list160958465338896" text:continue-list="list160957276526652" text:style-name="Outline">
        <text:list-header>
          <text:h text:style-name="P100" text:outline-level="2" text:is-list-header="true"><text:bookmark-start text:name="__RefHeading___Toc664_2499850811111111111"/>Canvis <text:span text:style-name="T5">en</text:span> les propietats de l’aplicació<text:bookmark-end text:name="__RefHeading___Toc664_2499850811111111111"/></text:h>
        </text:list-header>
      </text:list>
      <text:list xml:id="list646596303" text:style-name="L23">
        <text:list-item>
          <text:p text:style-name="P147">4<text:span text:style-name="T29">05.properties</text:span></text:p>
        </text:list-item>
      </text:list>
      <text:list xml:id="list160957807660333" text:continue-list="list160958465338896" text:style-name="Outline">
        <text:list-item>
          <text:h text:style-name="P87" text:outline-level="1"><text:span text:style-name="T28">Versió</text:span><text:span text:style-name="T4"> 0.9.74</text:span></text:h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2">Dat<text:span text:style-name="T17">a</text:span></text:p>
          </table:table-cell>
          <table:table-cell table:style-name="Tabela2.B1" office:value-type="string">
            <text:p text:style-name="P155"><text:date style:data-style-name="N37" text:date-value="2020-06-24T16:09:57.091000224">24/06/20</text:date></text:p>
          </table:table-cell>
        </table:table-row>
        <table:table-row table:style-name="Tabela2.2">
          <table:table-cell table:style-name="Tabela2.A2" office:value-type="string">
            <text:p text:style-name="P102">Resum</text:p>
          </table:table-cell>
          <table:table-cell table:style-name="Tabela2.B2" office:value-type="string">
            <text:p text:style-name="P136"/>
          </table:table-cell>
        </table:table-row>
      </table:table>
      <text:list xml:id="list160957834932154" text:continue-numbering="true" text:style-name="Outline">
        <text:list-header>
          <text:h text:style-name="P101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160958870089431" text:continue-list="list160958508738354" text:style-name="L11">
        <text:list-item>
          <text:p text:style-name="P154">#332: Error creant un nou expedient amb un registre provinent de regweb-distribució per rol d’usuari</text:p>
        </text:list-item>
        <text:list-item>
          <text:p text:style-name="P154">#334: Revisió/control d’error de BD quan es fa un ‘Reintentar procesamiento’ d’un annex ja fallit</text:p>
        </text:list-item>
        <text:list-item>
          <text:p text:style-name="P154">#342: Comportament de propietats d'enviament de notificació</text:p>
        </text:list-item>
        <text:list-item>
          <text:p text:style-name="P154">#343: <text:s/>Igualar comportament del NOTIB al enviar notificacions des de RIPEA</text:p>
        </text:list-item>
        <text:list-item>
          <text:p text:style-name="P154">#357: Millores referents als enviaments de les notificacions electròniques</text:p>
        </text:list-item>
        <text:list-item>
          <text:p text:style-name="P154">#359: Millores referents a enviaments CIE</text:p>
        </text:list-item>
        <text:list-item>
          <text:p text:style-name="P154">#361: Juntar/relacionar el tema dels estats amb les tasques.</text:p>
        </text:list-item>
        <text:list-item>
          <text:p text:style-name="P154">#362: Data límit per les tasques</text:p>
        </text:list-item>
        <text:list-item>
          <text:p text:style-name="P154">#364: Avís sobre aquells expedients en què hi ha un esdeveniment pendent de gestionar</text:p>
        </text:list-item>
        <text:list-item>
          <text:p text:style-name="P154">#366: Millores en la pantalla de tasques</text:p>
        </text:list-item>
        <text:list-item>
          <text:p text:style-name="P154">#399: Metadades amb dominis i cerca/filtre per valor d'aquests dominis.</text:p>
        </text:list-item>
        <text:list-item>
          <text:p text:style-name="P154">#402: Afegir causa de rebuig a Portafib</text:p>
        </text:list-item>
        <text:list-item>
          <text:p text:style-name="P154">#424: Millorar el sistema de tasques</text:p>
        </text:list-item>
        <text:list-item>
          <text:p text:style-name="P154">#425: Millores al sistema de notificacions</text:p>
        </text:list-item>
        <text:list-item>
          <text:p text:style-name="P154">#429: Modificar tamany de camps de la taula IPA_REGISTRE</text:p>
        </text:list-item>
        <text:list-item>
          <text:p text:style-name="P154">#432: Afegir camp de descripció de document</text:p>
        </text:list-item>
        <text:list-item>
          <text:p text:style-name="P154">#433: Mostrar destinataris del Flux de firmes que hi ha per defecte</text:p>
        </text:list-item>
        <text:list-item>
          <text:p text:style-name="P154">#434: Poder afegir comentari a l'assignació d'una tasca</text:p>
        </text:list-item>
        <text:list-item>
          <text:p text:style-name="P154">#435: Error al crear flux de firmes</text:p>
        </text:list-item>
        <text:list-item>
          <text:p text:style-name="P154">#437: Problemes per editar un flux de firmes existent</text:p>
        </text:list-item>
        <text:list-item>
          <text:p text:style-name="P154">#438: No se puede enviar un documento a firmar con un flujo de firmas predefinido</text:p>
        </text:list-item>
        <text:list-item>
          <text:p text:style-name="P154"><text:soft-page-break/>#439: Tipus de flux de firma Simple: No results found </text:p>
        </text:list-item>
        <text:list-item>
          <text:p text:style-name="P154">#440: Poder mover documentos a carpetas</text:p>
        </text:list-item>
        <text:list-item>
          <text:p text:style-name="P154">#441: Depuració d'errors i millores als fluxos de firma</text:p>
        </text:list-item>
        <text:list-item>
          <text:p text:style-name="P154">#442: Actualitzar UUID de l'expedient una vegada s'ha tancat</text:p>
        </text:list-item>
        <text:list-item>
          <text:p text:style-name="P154">#443: Revisió de literals de fluxos de firma</text:p>
        </text:list-item>
        <text:list-item>
          <text:p text:style-name="P154">#444: Mostrar desplegable amb fluxos de plantilla existents</text:p>
        </text:list-item>
        <text:list-item>
          <text:p text:style-name="P154">#445: Afegir filtre al desplegable de tipus d'expedients</text:p>
        </text:list-item>
        <text:list-item>
          <text:p text:style-name="P154">#447: Afegir el nom del tipus d'expedient al disseny del mateix</text:p>
        </text:list-item>
        <text:list-item>
          <text:p text:style-name="P154">#448: Plantilla de tipus de document no funciona</text:p>
        </text:list-item>
        <text:list-item>
          <text:p text:style-name="P154">#449: Error amb Firma amb passarel·la</text:p>
        </text:list-item>
        <text:list-item>
          <text:p text:style-name="P154">#450: Error al crear un tipus de document amb firma amb portafirmes</text:p>
        </text:list-item>
        <text:list-item>
          <text:p text:style-name="P154">#451: Crear petición de firma con Anexos</text:p>
        </text:list-item>
        <text:list-item>
          <text:p text:style-name="P154">#452: Error AJAX: [0] abort al afegir responsables de firma</text:p>
        </text:list-item>
        <text:list-item>
          <text:p text:style-name="P154">#453: Títol incorrecte per l'edició de tipus de document</text:p>
        </text:list-item>
        <text:list-item>
          <text:p text:style-name="P154">#454: Optimitzar enviament d'anexos en les notificacions</text:p>
        </text:list-item>
        <text:list-item>
          <text:p text:style-name="P154">#455: Revisar codis de pais, província i municipi en l'enviament postal de notificacions</text:p>
        </text:list-item>
        <text:list-item>
          <text:p text:style-name="P154">#458: No ha d'aparèixer el requadre d'arrosegar document si no tens agafada la tasca</text:p>
        </text:list-item>
        <text:list-item>
          <text:p text:style-name="P154">#459: Canviar literal "Estat d'elaboració"</text:p>
        </text:list-item>
        <text:list-item>
          <text:p text:style-name="P154">#461: Error firmant documents que estan dins una carpeta (APB)</text:p>
        </text:list-item>
        <text:list-item>
          <text:p text:style-name="P154">#463: No es pot obrir l'expedient (Error reading 'fitxerExtension' on type es.caib.ripea.core.api.dto.DocumentDto)</text:p>
        </text:list-item>
        <text:list-item>
          <text:p text:style-name="P154">#464: NullPointerException a l'hora de notificar el ZIP resultat d'una concatenació</text:p>
        </text:list-item>
        <text:list-item>
          <text:p text:style-name="P154">#465: Poder concatenar i notificar documents definitius (no firmats)</text:p>
        </text:list-item>
      </text:list>
      <text:list xml:id="list160958383814353" text:continue-list="list160957834932154" text:style-name="Outline">
        <text:list-item>
          <text:list>
            <text:list-header>
              <text:h text:style-name="P101" text:outline-level="2" text:is-list-header="true"><text:bookmark-start text:name="__RefHeading___Toc1006_18069182541111111"/>Canvis <text:span text:style-name="T5">en</text:span> <text:span text:style-name="T5">la </text:span>base de dades<text:bookmark-end text:name="__RefHeading___Toc1006_18069182541111111"/></text:h>
            </text:list-header>
          </text:list>
        </text:list-item>
      </text:list>
      <text:list xml:id="list1271490201" text:style-name="L24">
        <text:list-item>
          <text:p text:style-name="P148">343.oracle.sql</text:p>
        </text:list-item>
        <text:list-item>
          <text:p text:style-name="P148">343.postgresql.sql</text:p>
        </text:list-item>
        <text:list-item>
          <text:p text:style-name="P148">350.oracle.sql</text:p>
        </text:list-item>
        <text:list-item>
          <text:p text:style-name="P148">350.postgresql.sql</text:p>
        </text:list-item>
        <text:list-item>
          <text:p text:style-name="P148">361.oracle.sql</text:p>
        </text:list-item>
        <text:list-item>
          <text:p text:style-name="P148"><text:soft-page-break/>361.postresql.sql</text:p>
        </text:list-item>
        <text:list-item>
          <text:p text:style-name="P148">362.oracle.sql</text:p>
        </text:list-item>
        <text:list-item>
          <text:p text:style-name="P148">362.postgres.sql</text:p>
        </text:list-item>
        <text:list-item>
          <text:p text:style-name="P148">402.oracle.sql</text:p>
        </text:list-item>
        <text:list-item>
          <text:p text:style-name="P148">402.postgres.sql</text:p>
        </text:list-item>
        <text:list-item>
          <text:p text:style-name="P148">429.oracle.sql</text:p>
        </text:list-item>
        <text:list-item>
          <text:p text:style-name="P148">429.postgresql.sql</text:p>
        </text:list-item>
        <text:list-item>
          <text:p text:style-name="P148">432.oracle.sql</text:p>
        </text:list-item>
        <text:list-item>
          <text:p text:style-name="P148">432.postgres.sql</text:p>
        </text:list-item>
        <text:list-item>
          <text:p text:style-name="P148">434.oracle.sql</text:p>
        </text:list-item>
        <text:list-item>
          <text:p text:style-name="P148">434.postgresql.sql</text:p>
        </text:list-item>
        <text:list-item>
          <text:p text:style-name="P148">435.oracle.sql</text:p>
        </text:list-item>
        <text:list-item>
          <text:p text:style-name="P148">43<text:span text:style-name="T31">5</text:span>.postgres.sql</text:p>
        </text:list-item>
        <text:list-item>
          <text:p text:style-name="P148">450.oracle.sql</text:p>
        </text:list-item>
        <text:list-item>
          <text:p text:style-name="P148">450.postgres.sql</text:p>
        </text:list-item>
      </text:list>
      <text:p text:style-name="P150"/>
      <text:list xml:id="list160957155080154" text:continue-list="list160958383814353" text:style-name="Outline">
        <text:list-header>
          <text:h text:style-name="P101" text:outline-level="2" text:is-list-header="true"><text:bookmark-start text:name="__RefHeading___Toc664_24998508111111111111"/>Canvis <text:span text:style-name="T5">en</text:span> les propietats de l’aplicació<text:bookmark-end text:name="__RefHeading___Toc664_24998508111111111111"/></text:h>
        </text:list-header>
      </text:list>
      <text:list xml:id="list26883972" text:style-name="L25">
        <text:list-item>
          <text:p text:style-name="P149"><text:span text:style-name="T30">350.properties</text:span></text:p>
        </text:list-item>
        <text:list-item>
          <text:p text:style-name="P149"><text:span text:style-name="T30">362.properties</text:span></text:p>
        </text:list-item>
        <text:list-item>
          <text:p text:style-name="P149"><text:span text:style-name="T30">439.properties</text:span></text:p>
        </text:list-item>
        <text:list-item>
          <text:p text:style-name="P149"><text:span text:style-name="T30">440.properties</text:span></text:p>
        </text:list-item>
      </text:list>
      <text:p text:style-name="P1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2</text:page-number></text:span><text:span text:style-name="MT1"><text:s/>/ </text:span><text:span text:style-name="MT1"><text:page-count>2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6-24T16:09:56.822999767">24/06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T8H5M48S</meta:editing-duration>
    <meta:editing-cycles>87</meta:editing-cycles>
    <meta:generator>LibreOffice/6.3.4.2$Windows_X86_64 LibreOffice_project/60da17e045e08f1793c57c00ba83cdfce946d0aa</meta:generator>
    <dc:date>2020-06-24T16:09:08.994000000</dc:date>
    <meta:document-statistic meta:table-count="18" meta:image-count="0" meta:object-count="0" meta:page-count="24" meta:paragraph-count="440" meta:word-count="2702" meta:character-count="16615" meta:non-whitespace-character-count="14618"/>
  </office:meta>
</office:document-meta>
</file>